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0_08-04-44_000.jpg</text:p>
          </table:table-cell>
          <table:table-cell table:style-name="ce1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 E-139-34-49.27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0_09-04-27_000.jpg</text:p>
          </table:table-cell>
          <table:table-cell table:style-name="ce15" office:value-type="string">
            <text:p>:m 1-2*2 / physics / １階微分と２階微分が等しいこと、何を示しているか / 高橋康氏の</text:p>
          </table:table-cell>
          <table:table-cell table:style-name="ce3"/>
          <table:table-cell table:style-name="ce3"/>
          <table:table-cell table:style-name="ce3" office:value-type="string">
            <text:p>N-35-35-21.24 E-139-34-43.01</text:p>
          </table:table-cell>
          <table:table-cell table:style-name="ce27" table:formula="of:=IF([.E3]=&quot;&quot;;[.C3];CONCATENATE([.C3];&quot; / &quot;;[.E3]))" office:value-type="string" office:string-value=":m 1-2*2 / physics / １階微分と２階微分が等しいこと、何を示しているか / 高橋康氏の">
            <text:p>:m 1-2*2 / physics / １階微分と２階微分が等しいこと、何を示しているか / 高橋康氏の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0_09-11-56_000.jpg</text:p>
          </table:table-cell>
          <table:table-cell table:style-name="ce15" office:value-type="string">
            <text:p>:m music / log / kb / || s.1:r-2,patt,t.80,score+,R=1</text:p>
          </table:table-cell>
          <table:table-cell table:style-name="ce20"/>
          <table:table-cell table:style-name="ce3"/>
          <table:table-cell table:style-name="ce3" office:value-type="string">
            <text:p>N-35-35-28.0 E-139-34-49.16</text:p>
          </table:table-cell>
          <table:table-cell table:style-name="ce27" table:formula="of:=IF([.E4]=&quot;&quot;;[.C4];CONCATENATE([.C4];&quot; / &quot;;[.E4]))" office:value-type="string" office:string-value=":m music / log / kb / || s.1:r-2,patt,t.80,score+,R=1">
            <text:p>:m music / log / kb / || s.1:r-2,patt,t.80,score+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0_10-54-47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21.13 E-139-34-42.84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2-20_14-51-36_000.jpg</text:p>
          </table:table-cell>
          <table:table-cell table:style-name="ce15" office:value-type="string">
            <text:p>:m RES 1*1 / free# JVEMV6 37#12.2_1 / 37. miscs of miscs / 12. programming</text:p>
            <text:p><text:s/>/ 2. news-articles / flowchart</text:p>
          </table:table-cell>
          <table:table-cell table:style-name="ce19"/>
          <table:table-cell table:style-name="ce3"/>
          <table:table-cell table:style-name="ce3" office:value-type="string">
            <text:p>N-35-35-28.59 E-139-34-49.16</text:p>
          </table:table-cell>
          <table:table-cell table:style-name="ce27" table:formula="of:=IF([.E6]=&quot;&quot;;[.C6];CONCATENATE([.C6];&quot; / &quot;;[.E6]))" office:value-type="string" office:string-value=":m RES 1*1 / free# JVEMV6 37#12.2_1 / 37. miscs of miscs / 12. programming&#10; / 2. news-articles / flowchart">
            <text:p>:m RES 1*1 / free# JVEMV6 37#12.2_1 / 37. miscs of miscs / 12. programming<text:line-break/> / 2. news-articles / flowchart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0_16-57-12_000.jpg</text:p>
          </table:table-cell>
          <table:table-cell table:style-name="ce15" office:value-type="string">
            <text:p>-*</text:p>
          </table:table-cell>
          <table:table-cell table:style-name="ce12"/>
          <table:table-cell table:style-name="ce3"/>
          <table:table-cell table:style-name="ce3" office:value-type="string">
            <text:p>N-35-35-28.53 E-139-34-49.93</text:p>
          </table:table-cell>
          <table:table-cell table:style-name="ce27" table:formula="of:=IF([.E7]=&quot;&quot;;[.C7];CONCATENATE([.C7];&quot; / &quot;;[.E7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0_16-57-56_000.jpg</text:p>
          </table:table-cell>
          <table:table-cell table:style-name="ce15" office:value-type="string">
            <text:p>-*</text:p>
          </table:table-cell>
          <table:table-cell table:style-name="ce14"/>
          <table:table-cell table:style-name="ce3"/>
          <table:table-cell table:style-name="ce3" office:value-type="string">
            <text:p>N-35-35-28.74 E-139-34-49.71</text:p>
          </table:table-cell>
          <table:table-cell table:style-name="ce27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0_16-58-13_000.jpg</text:p>
          </table:table-cell>
          <table:table-cell table:style-name="ce15" office:value-type="string">
            <text:p>:m 読みたい本 / ジャンル　分野　リスト / ソフトバンククリエイティブ　『ヒンドゥー教』、M・B・ワング、著、山口泰司、訳 / 参考書 / genre=宗教</text:p>
          </table:table-cell>
          <table:table-cell table:style-name="ce15"/>
          <table:table-cell table:style-name="ce3"/>
          <table:table-cell table:style-name="ce3" office:value-type="string">
            <text:p>N-35-35-28.71 E-139-34-49.54</text:p>
          </table:table-cell>
          <table:table-cell table:style-name="ce27" table:formula="of:=IF([.E9]=&quot;&quot;;[.C9];CONCATENATE([.C9];&quot; / &quot;;[.E9]))" office:value-type="string" office:string-value=":m 読みたい本 / ジャンル　分野　リスト / ソフトバンククリエイティブ　『ヒンドゥー教』、M・B・ワング、著、山口泰司、訳 / 参考書 / genre=宗教">
            <text:p>:m 読みたい本 / ジャンル　分野　リスト / ソフトバンククリエイティブ　『ヒンドゥー教』、M・B・ワング、著、山口泰司、訳 / 参考書 / genre=宗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0_16-59-45_000.jpg</text:p>
          </table:table-cell>
          <table:table-cell table:style-name="ce15" office:value-type="string">
            <text:p>:m 読みたい本 / ジャンル　分野　リスト / ソフトバンククリエイティブ　『ヒンドゥー教』、M・B・ワング、著、山口泰司、訳 / 裏表紙 / genre=宗教</text:p>
          </table:table-cell>
          <table:table-cell table:style-name="ce15"/>
          <table:table-cell table:style-name="ce3"/>
          <table:table-cell table:style-name="ce3" office:value-type="string">
            <text:p>N-35-35-28.5 E-139-34-49.49</text:p>
          </table:table-cell>
          <table:table-cell table:style-name="ce27" table:formula="of:=IF([.E10]=&quot;&quot;;[.C10];CONCATENATE([.C10];&quot; / &quot;;[.E10]))" office:value-type="string" office:string-value=":m 読みたい本 / ジャンル　分野　リスト / ソフトバンククリエイティブ　『ヒンドゥー教』、M・B・ワング、著、山口泰司、訳 / 裏表紙 / genre=宗教">
            <text:p>:m 読みたい本 / ジャンル　分野　リスト / ソフトバンククリエイティブ　『ヒンドゥー教』、M・B・ワング、著、山口泰司、訳 / 裏表紙 / genre=宗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0_18-00-07_000.jpg</text:p>
          </table:table-cell>
          <table:table-cell table:style-name="ce14" office:value-type="string">
            <text:p>:m music / log / kb / || s.1:r-2,r,n-2(3).n,score+,n-2(4),src=k-1219-1:3.50,n-2(4)-2,score+,k.C,R=1</text:p>
          </table:table-cell>
          <table:table-cell table:style-name="ce12"/>
          <table:table-cell table:style-name="ce3"/>
          <table:table-cell table:style-name="ce3" office:value-type="string">
            <text:p>N-35-35-28.52 E-139-34-49.27</text:p>
          </table:table-cell>
          <table:table-cell table:style-name="ce27" table:formula="of:=IF([.E11]=&quot;&quot;;[.C11];CONCATENATE([.C11];&quot; / &quot;;[.E11]))" office:value-type="string" office:string-value=":m music / log / kb / || s.1:r-2,r,n-2(3).n,score+,n-2(4),src=k-1219-1:3.50,n-2(4)-2,score+,k.C,R=1">
            <text:p>:m music / log / kb / || s.1:r-2,r,n-2(3).n,score+,n-2(4),src=k-1219-1:3.50,n-2(4)-2,score+,k.C,R=1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0_18-37-40_000.jpg</text:p>
          </table:table-cell>
          <table:table-cell table:style-name="ce15" office:value-type="string">
            <text:p>:m music / log / gt / s.1:et-6,patt,patt-27(4)-1.n,patt-27(4)-3.n,score+,for=flamenco:shuffle+percussion,R=1</text:p>
          </table:table-cell>
          <table:table-cell table:style-name="ce14"/>
          <table:table-cell table:style-name="ce3"/>
          <table:table-cell table:style-name="ce3" office:value-type="string">
            <text:p>N-35-35-28.7 E-139-34-49.38</text:p>
          </table:table-cell>
          <table:table-cell table:style-name="ce27" table:formula="of:=IF([.E12]=&quot;&quot;;[.C12];CONCATENATE([.C12];&quot; / &quot;;[.E12]))" office:value-type="string" office:string-value=":m music / log / gt / s.1:et-6,patt,patt-27(4)-1.n,patt-27(4)-3.n,score+,for=flamenco:shuffle+percussion,R=1">
            <text:p>:m music / log / gt / s.1:et-6,patt,patt-27(4)-1.n,patt-27(4)-3.n,score+,for=flamenco:shuffle+percussion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0_20-58-38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8 E-139-34-49.27</text:p>
          </table:table-cell>
          <table:table-cell table:style-name="ce27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0_21-44-33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19"/>
          <table:table-cell table:style-name="ce3"/>
          <table:table-cell table:style-name="ce3" office:value-type="string">
            <text:p>N-35-35-28.42 E-139-34-49.76</text:p>
          </table:table-cell>
          <table:table-cell table:style-name="ce27" table:formula="of:=IF([.E14]=&quot;&quot;;[.C14];CONCATENATE([.C14];&quot; / &quot;;[.E14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0_21-45-05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42 E-139-34-50.04</text:p>
          </table:table-cell>
          <table:table-cell table:style-name="ce27" table:formula="of:=IF([.E15]=&quot;&quot;;[.C15];CONCATENATE([.C15];&quot; / &quot;;[.E15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0_21-45-12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45 E-139-34-49.93</text:p>
          </table:table-cell>
          <table:table-cell table:style-name="ce27" table:formula="of:=IF([.E16]=&quot;&quot;;[.C16];CONCATENATE([.C16];&quot; / &quot;;[.E16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0_21-46-41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49 E-139-34-49.76</text:p>
          </table:table-cell>
          <table:table-cell table:style-name="ce27" table:formula="of:=IF([.E17]=&quot;&quot;;[.C17];CONCATENATE([.C17];&quot; / &quot;;[.E17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20_21-47-01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12"/>
          <table:table-cell table:style-name="ce3"/>
          <table:table-cell table:style-name="ce3" office:value-type="string">
            <text:p>N-35-35-28.49 E-139-34-49.71</text:p>
          </table:table-cell>
          <table:table-cell table:style-name="ce27" table:formula="of:=IF([.E18]=&quot;&quot;;[.C18];CONCATENATE([.C18];&quot; / &quot;;[.E18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20_21-47-13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3"/>
          <table:table-cell table:style-name="ce3" office:value-type="string">
            <text:p>N-35-35-28.49 E-139-34-49.71</text:p>
          </table:table-cell>
          <table:table-cell table:style-name="ce27" table:formula="of:=IF([.E19]=&quot;&quot;;[.C19];CONCATENATE([.C19];&quot; / &quot;;[.E19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20_21-47-50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資料</text:p>
          </table:table-cell>
          <table:table-cell table:style-name="ce3"/>
          <table:table-cell table:style-name="ce3"/>
          <table:table-cell table:style-name="ce3" office:value-type="string">
            <text:p>N-35-35-28.49 E-139-34-49.71</text:p>
          </table:table-cell>
          <table:table-cell table:style-name="ce27" table:formula="of:=IF([.E20]=&quot;&quot;;[.C20];CONCATENATE([.C20];&quot; / &quot;;[.E20]))" office:value-type="string" office:string-value=":m 東和 PHOTO / 191221sa / 学芸大学駅 / こぶしえん新築工事 / １名 / テクノキャリア（扶桑電気）（東亜建設工業） / 資料">
            <text:p>:m 東和 PHOTO / 191221sa / 学芸大学駅 / こぶしえん新築工事 / １名 / テクノキャリア（扶桑電気）（東亜建設工業） / 資料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20_22-40-37_000.jpg</text:p>
          </table:table-cell>
          <table:table-cell table:style-name="ce14" office:value-type="string">
            <text:p>:m :PHOTO 寝た時刻 / 2019</text:p>
          </table:table-cell>
          <table:table-cell table:style-name="ce19"/>
          <table:table-cell table:style-name="ce3"/>
          <table:table-cell table:style-name="ce3" office:value-type="string">
            <text:p>N-35-35-29.38 E-139-34-49.05</text:p>
          </table:table-cell>
          <table:table-cell table:style-name="ce27" table:formula="of:=IF([.E21]=&quot;&quot;;[.C21];CONCATENATE([.C21];&quot; / &quot;;[.E21]))" office:value-type="string" office:string-value=":m :PHOTO 寝た時刻 / 2019">
            <text:p>:m :PHOTO 寝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21_04-17-51_000.jpg</text:p>
          </table:table-cell>
          <table:table-cell table:style-name="ce15" office:value-type="string">
            <text:p>:m :PHOTO 起きた時刻 / 2019</text:p>
          </table:table-cell>
          <table:table-cell table:style-name="ce19"/>
          <table:table-cell table:style-name="ce3"/>
          <table:table-cell table:style-name="ce3" office:value-type="string">
            <text:p>N-35-35-28.67 E-139-34-49.76</text:p>
          </table:table-cell>
          <table:table-cell table:style-name="ce27" table:formula="of:=IF([.E22]=&quot;&quot;;[.C22];CONCATENATE([.C22];&quot; / &quot;;[.E22]))" office:value-type="string" office:string-value=":m :PHOTO 起きた時刻 / 2019">
            <text:p>:m :PHOTO 起き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21_05-05-58_000.jpg</text:p>
          </table:table-cell>
          <table:table-cell table:style-name="ce6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30.07 E-139-34-50.09</text:p>
          </table:table-cell>
          <table:table-cell table:style-name="ce27" table:formula="of:=IF([.E23]=&quot;&quot;;[.C23];CONCATENATE([.C23];&quot; / &quot;;[.E23]))" office:value-type="string" office:string-value=":m 食べた物　間食 / 味噌スープ">
            <text:p>:m 食べた物　間食 / 味噌スープ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21_05-36-18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出発時間 / N-35-35-28.37 E-139-34-49.71</text:p>
          </table:table-cell>
          <table:table-cell table:style-name="ce3"/>
          <table:table-cell table:style-name="ce3" table:formula="of:=[.F24]" office:value-type="string" office:string-value="N-35-35-28.37 E-139-34-49.71">
            <text:p>N-35-35-28.37 E-139-34-49.71</text:p>
          </table:table-cell>
          <table:table-cell table:style-name="ce3" office:value-type="string">
            <text:p>N-35-35-28.37 E-139-34-49.71</text:p>
          </table:table-cell>
          <table:table-cell table:style-name="ce27" table:formula="of:=IF([.E24]=&quot;&quot;;[.C24];CONCATENATE([.C24];&quot; / &quot;;[.E24]))" office:value-type="string" office:string-value=":m 東和 PHOTO / 191221sa / 学芸大学駅 / こぶしえん新築工事 / １名 / テクノキャリア（扶桑電気）（東亜建設工業） / 出発時間 / N-35-35-28.37 E-139-34-49.71 / N-35-35-28.37 E-139-34-49.71">
            <text:p>:m 東和 PHOTO / 191221sa / 学芸大学駅 / こぶしえん新築工事 / １名 / テクノキャリア（扶桑電気）（東亜建設工業） / 出発時間 / N-35-35-28.37 E-139-34-49.71 / N-35-35-28.37 E-139-34-49.7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2-21_06-47-01_000.jpg</text:p>
          </table:table-cell>
          <table:table-cell table:style-name="ce6" office:value-type="string">
            <text:p>:PHOTO 記録しておきたいもの / @学芸大学駅、東和現場への途中 / 簾が捨てられている、拾う / N-35-37-43.31 E-139-41-43.29</text:p>
          </table:table-cell>
          <table:table-cell table:style-name="ce3"/>
          <table:table-cell table:style-name="ce3" table:formula="of:=[.F25]" office:value-type="string" office:string-value="N-35-37-43.31 E-139-41-43.29">
            <text:p>N-35-37-43.31 E-139-41-43.29</text:p>
          </table:table-cell>
          <table:table-cell table:style-name="ce3" office:value-type="string">
            <text:p>N-35-37-43.31 E-139-41-43.29</text:p>
          </table:table-cell>
          <table:table-cell table:style-name="ce27" table:formula="of:=IF([.E25]=&quot;&quot;;[.C25];CONCATENATE([.C25];&quot; / &quot;;[.E25]))" office:value-type="string" office:string-value=":PHOTO 記録しておきたいもの / @学芸大学駅、東和現場への途中 / 簾が捨てられている、拾う / N-35-37-43.31 E-139-41-43.29 / N-35-37-43.31 E-139-41-43.29">
            <text:p>:PHOTO 記録しておきたいもの / @学芸大学駅、東和現場への途中 / 簾が捨てられている、拾う / N-35-37-43.31 E-139-41-43.29 / N-35-37-43.31 E-139-41-43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2-21_06-47-09_000.jpg</text:p>
          </table:table-cell>
          <table:table-cell table:style-name="ce6" office:value-type="string">
            <text:p>:PHOTO 記録しておきたいもの / @学芸大学駅、東和現場への途中 / 簾が捨てられている、拾う / N-35-37-43.36 E-139-41-43.29</text:p>
          </table:table-cell>
          <table:table-cell table:style-name="ce3"/>
          <table:table-cell table:style-name="ce3" table:formula="of:=[.F26]" office:value-type="string" office:string-value="N-35-37-43.36 E-139-41-43.29">
            <text:p>N-35-37-43.36 E-139-41-43.29</text:p>
          </table:table-cell>
          <table:table-cell table:style-name="ce3" office:value-type="string">
            <text:p>N-35-37-43.36 E-139-41-43.29</text:p>
          </table:table-cell>
          <table:table-cell table:style-name="ce27" table:formula="of:=IF([.E26]=&quot;&quot;;[.C26];CONCATENATE([.C26];&quot; / &quot;;[.E26]))" office:value-type="string" office:string-value=":PHOTO 記録しておきたいもの / @学芸大学駅、東和現場への途中 / 簾が捨てられている、拾う / N-35-37-43.36 E-139-41-43.29 / N-35-37-43.36 E-139-41-43.29">
            <text:p>:PHOTO 記録しておきたいもの / @学芸大学駅、東和現場への途中 / 簾が捨てられている、拾う / N-35-37-43.36 E-139-41-43.29 / N-35-37-43.36 E-139-41-43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2-21_19-17-01_000.jpg</text:p>
          </table:table-cell>
          <table:table-cell table:style-name="ce6" office:value-type="string">
            <text:p>:m 東和 PHOTO / 191221sa / 学芸大学駅 / こぶしえん新築工事 / １名 / テクノキャリア（扶桑電気）（東亜建設工業） / 帰宅時間</text:p>
          </table:table-cell>
          <table:table-cell table:style-name="ce20"/>
          <table:table-cell table:style-name="ce3"/>
          <table:table-cell table:style-name="ce3" office:value-type="string">
            <text:p>N-35-35-28.94 E-139-34-49.27</text:p>
          </table:table-cell>
          <table:table-cell table:style-name="ce27" table:formula="of:=IF([.E27]=&quot;&quot;;[.C27];CONCATENATE([.C27];&quot; / &quot;;[.E27]))" office:value-type="string" office:string-value=":m 東和 PHOTO / 191221sa / 学芸大学駅 / こぶしえん新築工事 / １名 / テクノキャリア（扶桑電気）（東亜建設工業） / 帰宅時間">
            <text:p>:m 東和 PHOTO / 191221sa / 学芸大学駅 / こぶしえん新築工事 / １名 / テクノキャリア（扶桑電気）（東亜建設工業） / 帰宅時間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ce3" office:value-type="string">
            <text:p>2019-12-21_20-59-20_000.jpg</text:p>
          </table:table-cell>
          <table:table-cell table:style-name="ce6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0.49 E-139-34-37.4</text:p>
          </table:table-cell>
          <table:table-cell table:style-name="ce27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2-21_23-28-12_000.jpg</text:p>
          </table:table-cell>
          <table:table-cell table:style-name="ce6" office:value-type="string">
            <text:p>:m 記録 / 身体 / 右手 / 手の甲 / 火傷の跡、治りの状況</text:p>
          </table:table-cell>
          <table:table-cell table:style-name="ce19"/>
          <table:table-cell table:style-name="ce3"/>
          <table:table-cell table:style-name="ce3" office:value-type="string">
            <text:p>N-35-35-28.71 E-139-34-49.38</text:p>
          </table:table-cell>
          <table:table-cell table:style-name="ce27" table:formula="of:=IF([.E29]=&quot;&quot;;[.C29];CONCATENATE([.C29];&quot; / &quot;;[.E29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ce3" office:value-type="string">
            <text:p>2019-12-22_00-08-37_000.jpg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style-name="ce3"/>
          <table:table-cell table:style-name="ce3" office:value-type="string">
            <text:p>N-35-35-28.24 E-139-34-49.43</text:p>
          </table:table-cell>
          <table:table-cell table:style-name="ce27" table:formula="of:=IF([.E30]=&quot;&quot;;[.C30];CONCATENATE([.C30];&quot; / &quot;;[.E30]))" office:value-type="string" office:string-value=":m :PHOTO 寝た時刻 / 2019">
            <text:p>:m :PHOTO 寝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2-22_08-18-36_000.jpg</text:p>
          </table:table-cell>
          <table:table-cell table:style-name="ce15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7.89 E-139-34-49.6</text:p>
          </table:table-cell>
          <table:table-cell table:style-name="ce27" table:formula="of:=IF([.E31]=&quot;&quot;;[.C31];CONCATENATE([.C31];&quot; / &quot;;[.E31]))" office:value-type="string" office:string-value=":m :PHOTO 起きた時刻 / 2019">
            <text:p>:m :PHOTO 起き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14_17-43-28_000.m4a</text:p>
          </table:table-cell>
          <table:table-cell table:style-name="ce6" office:value-type="string">
            <text:p>:VOICE-MEMO / @自室 / 記録 / guitar,gt / g-0814-1 / rs-5(N),research,open-code,str-6:5:4:3,R=1,k.D9▽</text:p>
          </table:table-cell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string" office:string-value=":VOICE-MEMO / @自室 / 記録 / guitar,gt / g-0814-1 / rs-5(N),research,open-code,str-6:5:4:3,R=1,k.D9▽">
            <text:p>:VOICE-MEMO / @自室 / 記録 / guitar,gt / g-0814-1 / rs-5(N),research,open-code,str-6:5:4:3,R=1,k.D9▽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14_17-54-13_000.m4a</text:p>
          </table:table-cell>
          <table:table-cell table:style-name="ce6" office:value-type="string">
            <text:p>:VOICE-MEMO / @自室 / 記録 / guitar,gt / g-0814-2 / s.2:ch-2(N),i.f.=sec.1,k.Dm9▽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string" office:string-value=":VOICE-MEMO / @自室 / 記録 / guitar,gt / g-0814-2 / s.2:ch-2(N),i.f.=sec.1,k.Dm9▽,R=2">
            <text:p>:VOICE-MEMO / @自室 / 記録 / guitar,gt / g-0814-2 / s.2:ch-2(N),i.f.=sec.1,k.Dm9▽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14_18-05-33_000.m4a</text:p>
          </table:table-cell>
          <table:table-cell table:style-name="ce6" office:value-type="string">
            <text:p>:VOICE-MEMO / @自室 / 記録 / guitar,gt / g-0814-3 / f-9,i.f.=sec.3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string" office:string-value=":VOICE-MEMO / @自室 / 記録 / guitar,gt / g-0814-3 / f-9,i.f.=sec.3,R=3">
            <text:p>:VOICE-MEMO / @自室 / 記録 / guitar,gt / g-0814-3 / f-9,i.f.=sec.3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14_18-08-10_000.m4a</text:p>
          </table:table-cell>
          <table:table-cell table:style-name="ce6" office:value-type="string">
            <text:p>:VOICE-MEMO / @自室 / 記録 / guitar,gt / g-0814-4 / f-9,i.f.=sec.3,R=4</text:p>
          </table:table-cell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string" office:string-value=":VOICE-MEMO / @自室 / 記録 / guitar,gt / g-0814-4 / f-9,i.f.=sec.3,R=4">
            <text:p>:VOICE-MEMO / @自室 / 記録 / guitar,gt / g-0814-4 / f-9,i.f.=sec.3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14_18-23-52_000.m4a</text:p>
          </table:table-cell>
          <table:table-cell table:style-name="ce6" office:value-type="string">
            <text:p>:VOICE-MEMO / @自室 / 記録 / guitar,gt / g-0814-5 / ch-4(N),capo.4,R=5,k.B6</text:p>
          </table:table-cell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string" office:string-value=":VOICE-MEMO / @自室 / 記録 / guitar,gt / g-0814-5 / ch-4(N),capo.4,R=5,k.B6">
            <text:p>:VOICE-MEMO / @自室 / 記録 / guitar,gt / g-0814-5 / ch-4(N),capo.4,R=5,k.B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8_15-32-15_000.m4a</text:p>
          </table:table-cell>
          <table:table-cell table:style-name="ce14" office:value-type="string">
            <text:p>:VOICE-MEMO / @自室 / 記録 / 体操、座ったあとの体操、直立、胸郭を上げる、丹田の部分を縮める</text:p>
          </table:table-cell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string" office:string-value=":VOICE-MEMO / @自室 / 記録 / 体操、座ったあとの体操、直立、胸郭を上げる、丹田の部分を縮める">
            <text:p>:VOICE-MEMO / @自室 / 記録 / 体操、座ったあとの体操、直立、胸郭を上げる、丹田の部分を縮め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0_05-37-01_000.m4a</text:p>
          </table:table-cell>
          <table:table-cell table:style-name="ce14" office:value-type="string">
            <text:p>:VOICE-MEMO / @自宅 / diary / 初めて / トレーナーパンツ洗った、洗濯した、見た目が変わった</text:p>
          </table:table-cell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string" office:string-value=":VOICE-MEMO / @自宅 / diary / 初めて / トレーナーパンツ洗った、洗濯した、見た目が変わった">
            <text:p>:VOICE-MEMO / @自宅 / diary / 初めて / トレーナーパンツ洗った、洗濯した、見た目が変わっ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0_05-40-02_000.m4a</text:p>
          </table:table-cell>
          <table:table-cell table:style-name="ce6" office:value-type="string">
            <text:p>:VOICE-MEMO / @自室 / lets / 読書、５分でいいから、読もう</text:p>
          </table:table-cell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string" office:string-value=":VOICE-MEMO / @自室 / lets / 読書、５分でいいから、読もう">
            <text:p>:VOICE-MEMO / @自室 / lets / 読書、５分でいいから、読も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0_07-44-01_000.m4a</text:p>
          </table:table-cell>
          <table:table-cell table:style-name="ce6" office:value-type="string">
            <text:p>:VOICE-MEMO / @自宅 / 思い出したこと / 早稲田大学の人、女の人、交換留学が一緒、司法試験に合格した人、クリスマスを一緒に？</text:p>
          </table:table-cell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string" office:string-value=":VOICE-MEMO / @自宅 / 思い出したこと / 早稲田大学の人、女の人、交換留学が一緒、司法試験に合格した人、クリスマスを一緒に？">
            <text:p>:VOICE-MEMO / @自宅 / 思い出したこと / 早稲田大学の人、女の人、交換留学が一緒、司法試験に合格した人、クリスマスを一緒に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0_07-56-04_000.m4a</text:p>
          </table:table-cell>
          <table:table-cell table:style-name="ce14" office:value-type="string">
            <text:p>:VOICE-MEMO / @自宅 / diary / 記録 / 身体 / 痛み / 腸、下腹、左側、へその下</text:p>
          </table:table-cell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string" office:string-value=":VOICE-MEMO / @自宅 / diary / 記録 / 身体 / 痛み / 腸、下腹、左側、へその下">
            <text:p>:VOICE-MEMO / @自宅 / diary / 記録 / 身体 / 痛み / 腸、下腹、左側、へその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0_17-34-37_000.mov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string" office:string-value="-*">
            <text:p>-*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0_17-54-11_000.mov</text:p>
          </table:table-cell>
          <table:table-cell table:style-name="ce6" office:value-type="string">
            <text:p>:VIDEO / @自宅 / メモ / kb,keyboard / 演奏、play / k-1220-1 / r-2,patt,t.80,score+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string" office:string-value=":VIDEO / @自宅 / メモ / kb,keyboard / 演奏、play / k-1220-1 / r-2,patt,t.80,score+,R=1">
            <text:p>:VIDEO / @自宅 / メモ / kb,keyboard / 演奏、play / k-1220-1 / r-2,patt,t.80,score+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0_18-32-30_000.mov</text:p>
          </table:table-cell>
          <table:table-cell table:style-name="ce6" office:value-type="string">
            <text:p>:VIDEO / @自宅 / メモ / guitar,gt / 演奏、play / g-1220-1 / et-6,patt,patt-27(4)-1.n,patt-27(4)-3.n,score+,for=flamenco:shuffle+percussion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string" office:string-value=":VIDEO / @自宅 / メモ / guitar,gt / 演奏、play / g-1220-1 / et-6,patt,patt-27(4)-1.n,patt-27(4)-3.n,score+,for=flamenco:shuffle+percussion,R=1">
            <text:p>:VIDEO / @自宅 / メモ / guitar,gt / 演奏、play / g-1220-1 / et-6,patt,patt-27(4)-1.n,patt-27(4)-3.n,score+,for=flamenco:shuffle+percussion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0_21-00-34_000.m4a</text:p>
          </table:table-cell>
          <table:table-cell table:style-name="ce14" office:value-type="string">
            <text:p>:VOICE-MEMO / @自宅 / 悟ったこと / ビデオニュースに出てくる上智の教授、「カマラ・ハリスですかね！」、こういう人たちを当てにしていた自分を呪おう</text:p>
          </table:table-cell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string" office:string-value=":VOICE-MEMO / @自宅 / 悟ったこと / ビデオニュースに出てくる上智の教授、「カマラ・ハリスですかね！」、こういう人たちを当てにしていた自分を呪おう">
            <text:p>:VOICE-MEMO / @自宅 / 悟ったこと / ビデオニュースに出てくる上智の教授、「カマラ・ハリスですかね！」、こういう人たちを当てにしていた自分を呪お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9">
            <text:p>2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45">
            <text:p>4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23" office:value-type="float" office:value="45">
            <text:p>45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4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45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45])" office:value-type="float" office:value="44">
            <text:p>44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4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4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4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45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45];[.B456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45];[.B45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 table:number-rows-repeated="4254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40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2019/12/22</text:date>, <text:time>11:2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2T11:22:19.81</dc:date>
    <dc:creator>iwabuchi ken</dc:creator>
    <meta:editing-duration>P15DT17M23S</meta:editing-duration>
    <meta:editing-cycles>6011</meta:editing-cycles>
    <meta:document-statistic meta:table-count="1" meta:cell-count="821" meta:object-count="0"/>
  </office:meta>
</office:document-meta>
</file>